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Langford</text:p>
      <text:p text:style-name="Standard"/>
      <text:p text:style-name="Standard">HIS 6939</text:p>
      <text:p text:style-name="Standard"/>
      <text:p text:style-name="Standard">03/08/17</text:p>
      <text:p text:style-name="Standard"/>
      <text:p text:style-name="P1">Week 9 Bibliography</text:p>
      <text:p text:style-name="P1">- Apocalyptic -</text:p>
      <text:p text:style-name="P1"/>
      <text:p text:style-name="P1"/>
      <text:list xml:id="list6660356706915737027" text:style-name="L1">
        <text:list-item>
          <text:p text:style-name="P3">Anue, David E. . "THE APOCALYPSE OF JOHN AND PALESTINIAN JEWISH APOCALYPTIC." <text:span text:style-name="T1">Neotestamentica</text:span> 40, no. 1 (2006): 1-33. http://www.jstor.org/stable/43049223.</text:p>
          <text:p text:style-name="P3"/>
          <text:p text:style-name="P3">In this article, the author discusses the various similarities in the tales of each religion's apocalypse story. <text:s/>This article can be of use since it covers multiple different looks into two different sides of the Apocalypse tale. <text:s text:c="2"/></text:p>
          <text:p text:style-name="P3"/>
        </text:list-item>
        <text:list-item>
          <text:p text:style-name="P3">Biguzzi, G. "Is the Babylon of Revelation Rome or Jerusalem?" <text:span text:style-name="T1">Biblica</text:span> 87, no. 3 (2006): 371-86. http://www.jstor.org/stable/42614689. </text:p>
          <text:p text:style-name="P3"/>
          <text:p text:style-name="P3">This article looks to discover the original planned destination for titled Babylon in the book of Revelations. <text:s/>This book of the bible deals with the end of the world and this author is looking to pin point where in turn some of the terrible events were said to take place. <text:s/>This article can be useful since it looks to make some real sense out of a story that depicts the world's ending. <text:s/></text:p>
          <text:p text:style-name="P3"/>
        </text:list-item>
        <text:list-item>
          <text:p text:style-name="P3">Bremmer, Jan N. "Christian Hell: From the Apocalypse of Peter to the Apocalypse of Paul." <text:span text:style-name="T1">Numen</text:span> 56, no. 2 (2009): 298-325. doi:10.1163/156852709x405026. </text:p>
          <text:p text:style-name="P3"/>
          <text:p text:style-name="P3">In this article the author attempts to look into two different versions of the Christian tale of the end of days and looks to find comparisons and differences among the versions of the tale. <text:s/>This article can be of use since It looks into multiple accounts of what the apocalypse would be and which peoples of the world would be at most risk. <text:s/></text:p>
          <text:p text:style-name="P3"/>
        </text:list-item>
        <text:list-item>
          <text:p text:style-name="P3">Chazan, Robert. ""Let Not a Remnant or a Residue Escape": Millenarian Enthusiasm in the First Crusade." <text:span text:style-name="T1">Speculum</text:span> 84, no. 2 (2009): 289-313. doi:10.1017/s0038713400018054.</text:p>
          <text:p text:style-name="P3"/>
          <text:p text:style-name="P3">In this article the author looks to discuss a part of the crusades that has not been covered all that much, the Apocalyptic element of the thinking of the first crusade. <text:s/>While this article does not deal with the stories of the Apocalypse, it can show an apocalyptic mentality that caused these battles to be fierce. <text:s/>This article can be of some use since it does cover the Apocalyptic methods that are used during a time of war. <text:s/></text:p>
          <text:p text:style-name="P3"/>
        </text:list-item>
        <text:list-item>
          <text:p text:style-name="P3"><text:s/>Eastman, Susan. "Whose Apocalypse? The Identity of the Sons of God in Romans 8:19." <text:span text:style-name="T1">Journal of Biblical Literature</text:span> 121, no. 2 (2002): 263. doi:10.2307/3268356. </text:p>
          <text:p text:style-name="P3"/>
          <text:p text:style-name="P3">In this article the author looks to figure out who is this certain version of the Apocalypse story is <text:soft-page-break/>talking about. <text:s/>The author looks to figure out who would be safe from the future apocalypse since in earlier stories the chosen people are clearly shown. <text:s/>This article can be of use since it covers a past and future version of the Apocalypse tale. <text:s/></text:p>
          <text:p text:style-name="P3"/>
        </text:list-item>
        <text:list-item>
          <text:p text:style-name="P3">Fenn, Richard. "Apocalypse &amp; the End of Time." <text:span text:style-name="T1">Daedalus</text:span> 132, no. 2 (Spring 2003): 108-12. http://www.jstor.org/stable/20027845. </text:p>
          <text:p text:style-name="P3"/>
          <text:p text:style-name="P3">This article has the author going into more detail regarding the christian version of the Apocalypse. <text:s/>This article can be of some use since it covers a detailed look at what the Apocalypse entails for each people. <text:s/></text:p>
          <text:p text:style-name="P3"/>
        </text:list-item>
        <text:list-item>
          <text:p text:style-name="P3">Frankfurter, David. "The Cult of the Martyrs in Egypt Before Constantine: the Evidence of the Coptic Apocalypse of Elijah." <text:span text:style-name="T1">Vigiliae Christianae</text:span> 48, no. 1 (1994): 25-47. doi:10.1163/157007294x00122. </text:p>
        </text:list-item>
      </text:list>
      <text:p text:style-name="P2"/>
      <text:list xml:id="list1723600727" text:continue-numbering="true" text:style-name="L1">
        <text:list-header>
          <text:p text:style-name="P3">In this article, the author looks into the prophetic tales that look at the Apocalypse of the Coptic sect of Christianity. <text:s/>This article may not be as useful as the others, since it does not focus on the Apocalypse directly it does deal with a prophecy of the event. <text:s/></text:p>
          <text:p text:style-name="P3"/>
        </text:list-header>
        <text:list-item>
          <text:p text:style-name="P3">MacEvitt, Christopher. "The Chronicle of Matthew of Edessa: Apocalypse, the First Crusade, and the Armenian Diaspora." <text:span text:style-name="T1">Dumbarton Oaks Papers</text:span> 61 (2007): 157-81. http://www.jstor.org/stable/25472048. </text:p>
          <text:p text:style-name="P3"/>
          <text:p text:style-name="P3">In this article the author looks to an event that cause the soldiers of the first crusade to consider this event their own Apocalypse. <text:s/>This article may not be as useful as the others since I indirectly deals with the ideas of the Apocalypse. <text:s/></text:p>
          <text:p text:style-name="P3"/>
        </text:list-item>
        <text:list-item>
          <text:p text:style-name="P3">Strozier, Charles B. . "The Apocalyptic Other: On Fundamentalism and Violence." <text:span text:style-name="T1">Nova Religio: The Journal of Alternative and Emergent Religions</text:span> 11, no. 1 (August 2007): 84-96. http://www.jstor.org/stable/10.1525/nr.2007.11.1.84. </text:p>
          <text:p text:style-name="P3"/>
          <text:p text:style-name="P3">In this article the author is looking at the otherizing factor and how it breeds into an apocalyptic mind set. <text:s/>This article takes a closer look at fundamentalism and violence in order to place it within the fabric of the Apocalyptic stand points. <text:s/>This article can be of use since it relates the actions of humans to a form of Apocalyptic methods. <text:s/></text:p>
          <text:p text:style-name="P3"/>
        </text:list-item>
        <text:list-item>
          <text:p text:style-name="P3">Whealey, A. "The Apocryphal Apocalypse of John: A Byzantine Apocalypse from the Early Islamic Period." <text:span text:style-name="T1">The Journal of Theological Studies</text:span> 53, no. 2 (October 01, 2002): 533-40. Accessed 2002. doi:10.1093/jts/53.2.533.</text:p>
          <text:p text:style-name="P3"/>
          <text:p text:style-name="P3">This article features the author writing about the a work that was written after the Apocalypse of John and it featured figures from this text. <text:s/>This article may not be as useful to the class since It focuses on a story of the apocalypse not much the apocalypse itself. <text:s/></text:p>
          <text:p text:style-name="P3"/>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08:05:53</meta:creation-date>
    <dc:date>2017-03-06T11:04:42</dc:date>
    <meta:editing-duration>PT2H58M49S</meta:editing-duration>
    <meta:editing-cycles>9</meta:editing-cycles>
    <meta:generator>OpenOffice.org/3.4.1$Unix OpenOffice.org_project/341m1$Build-9593</meta:generator>
    <meta:document-statistic meta:table-count="0" meta:image-count="0" meta:object-count="0" meta:page-count="2" meta:paragraph-count="26" meta:word-count="805" meta:character-count="4933"/>
  </office:meta>
</office:document-meta>
</file>